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74.58pt" svg:y="54.03pt">
            <draw:object draw:notify-on-update-of-ranges="Sheet1.D2:Sheet1.D31 Sheet1.F2:Sheet1.F31 Sheet1.D33:Sheet1.D62 Sheet1.F33:Sheet1.F62 Sheet1.F64:Sheet1.F93 Sheet1.D64:Sheet1.D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formula="of:=SQRT(1/([.D2]+1)-0.01)" office:value-type="float" office:value="0.99498743710662" calcext:value-type="float">
            <text:p><text:s/>397/39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formula="of:=SQRT(1/([.D3]+1)-0.01)" office:value-type="float" office:value="0.7" calcext:value-type="float">
            <text:p><text:s/>7/10 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formula="of:=SQRT(1/([.D4]+1)-0.01)" office:value-type="float" office:value="0.568624070307733" calcext:value-type="float">
            <text:p><text:s/>29/51 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formula="of:=SQRT(1/([.D5]+1)-0.01)" office:value-type="float" office:value="0.489897948556636" calcext:value-type="float">
            <text:p><text:s/>97/19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formula="of:=SQRT(1/([.D6]+1)-0.01)" office:value-type="float" office:value="0.435889894354067" calcext:value-type="float">
            <text:p><text:s/>17/39 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formula="of:=SQRT(1/([.D7]+1)-0.01)" office:value-type="float" office:value="0.395811402901264" calcext:value-type="float">
            <text:p><text:s/>378/95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formula="of:=SQRT(1/([.D8]+1)-0.01)" office:value-type="float" office:value="0.364495737776373" calcext:value-type="float">
            <text:p><text:s/>347/95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formula="of:=SQRT(1/([.D9]+1)-0.01)" office:value-type="float" office:value="0.339116499156263" calcext:value-type="float">
            <text:p><text:s/>215/634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formula="of:=SQRT(1/([.D10]+1)-0.01)" office:value-type="float" office:value="0.317979733805649" calcext:value-type="float">
            <text:p><text:s/>214/67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formula="of:=SQRT(1/([.D11]+1)-0.01)" office:value-type="float" office:value="0.3" calcext:value-type="float">
            <text:p><text:s/>3/10 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formula="of:=SQRT(1/([.D12]+1)-0.01)" office:value-type="float" office:value="0.284445233584764" calcext:value-type="float">
            <text:p><text:s/>64/22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formula="of:=SQRT(1/([.D13]+1)-0.01)" office:value-type="float" office:value="0.270801280154532" calcext:value-type="float">
            <text:p><text:s/>179/661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formula="of:=SQRT(1/([.D14]+1)-0.01)" office:value-type="float" office:value="0.258694949550773" calcext:value-type="float">
            <text:p><text:s/>119/460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formula="of:=SQRT(1/([.D15]+1)-0.01)" office:value-type="float" office:value="0.247847879612821" calcext:value-type="float">
            <text:p><text:s/>144/581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formula="of:=SQRT(1/([.D16]+1)-0.01)" office:value-type="float" office:value="0.238047614284762" calcext:value-type="float">
            <text:p><text:s/>234/98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formula="of:=SQRT(1/([.D17]+1)-0.01)" office:value-type="float" office:value="0.229128784747792" calcext:value-type="float">
            <text:p><text:s/>129/56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formula="of:=SQRT(1/([.D18]+1)-0.01)" office:value-type="float" office:value="0.220960470246976" calcext:value-type="float">
            <text:p><text:s/>175/79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formula="of:=SQRT(1/([.D19]+1)-0.01)" office:value-type="float" office:value="0.213437474581095" calcext:value-type="float">
            <text:p><text:s/>54/25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formula="of:=SQRT(1/([.D20]+1)-0.01)" office:value-type="float" office:value="0.206474160483506" calcext:value-type="float">
            <text:p><text:s/>185/896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formula="of:=SQRT(1/([.D21]+1)-0.01)"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formula="of:=SQRT(1/([.D22]+1)-0.01)" office:value-type="float" office:value="0.193956303375393" calcext:value-type="float">
            <text:p><text:s/>77/397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formula="of:=SQRT(1/([.D23]+1)-0.01)" office:value-type="float" office:value="0.188293774338254" calcext:value-type="float">
            <text:p><text:s/>74/393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formula="of:=SQRT(1/([.D24]+1)-0.01)" office:value-type="float" office:value="0.182970655760877" calcext:value-type="float">
            <text:p><text:s/>101/552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formula="of:=SQRT(1/([.D25]+1)-0.01)" office:value-type="float" office:value="0.177951304200522" calcext:value-type="float">
            <text:p><text:s/>113/635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formula="of:=SQRT(1/([.D26]+1)-0.01)" office:value-type="float" office:value="0.173205080756888" calcext:value-type="float">
            <text:p><text:s/>128/73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formula="of:=SQRT(1/([.D27]+1)-0.01)" office:value-type="float" office:value="0.168705478457395" calcext:value-type="float">
            <text:p><text:s/>69/40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formula="of:=SQRT(1/([.D28]+1)-0.01)" office:value-type="float" office:value="0.164429428743875" calcext:value-type="float">
            <text:p><text:s/>49/298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formula="of:=SQRT(1/([.D29]+1)-0.01)" office:value-type="float" office:value="0.160356745147455" calcext:value-type="float">
            <text:p><text:s/>72/449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formula="of:=SQRT(1/([.D30]+1)-0.01)" office:value-type="float" office:value="0.156469673166047" calcext:value-type="float">
            <text:p><text:s/>156/997</text:p>
          </table:table-cell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formula="of:=SQRT(1/([.D31]+1)-0.01)" office:value-type="float" office:value="0.152752523165195" calcext:value-type="float">
            <text:p><text:s/>86/56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float" office:value="0.3" calcext:value-type="float">
            <text:p><text:s/>3/1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0.45" calcext:value-type="float">
            <text:p><text:s/>9/2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office:value-type="float" office:value="0.7" calcext:value-type="float">
            <text:p><text:s/>7/1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office:value-type="float" office:value="0.8" calcext:value-type="float">
            <text:p><text:s/>4/5 <text:s/>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office:value-type="float" office:value="0.65" calcext:value-type="float">
            <text:p><text:s/>13/2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office:value-type="float" office:value="0.4" calcext:value-type="float">
            <text:p><text:s/>2/5 <text:s/>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office:value-type="float" office:value="0.3" calcext:value-type="float">
            <text:p><text:s/>3/1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office:value-type="float" office:value="0.05" calcext:value-type="float">
            <text:p><text:s/>1/20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office:value-type="float" office:value="0.04" calcext:value-type="float">
            <text:p><text:s/>1/25 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office:value-type="float" office:value="0.03" calcext:value-type="float">
            <text:p><text:s/>3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0.02" calcext:value-type="float">
            <text:p><text:s/>1/5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float" office:value="0.03" calcext:value-type="float">
            <text:p><text:s/>3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office:value-type="float" office:value="0.99" calcext:value-type="float">
            <text:p><text:s/>99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office:value-type="float" office:value="0.99" calcext:value-type="float">
            <text:p><text:s/>99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office:value-type="float" office:value="0.8" calcext:value-type="float">
            <text:p><text:s/>4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office:value-type="float" office:value="0.6" calcext:value-type="float">
            <text:p><text:s/>3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office:value-type="float" office:value="0.7" calcext:value-type="float">
            <text:p><text:s/>7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office:value-type="float" office:value="0.4" calcext:value-type="float">
            <text:p><text:s/>2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office:value-type="float" office:value="0.3" calcext:value-type="float">
            <text:p><text:s/>3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office:value-type="float" office:value="0.05" calcext:value-type="float">
            <text:p><text:s/>1/2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office:value-type="float" office:value="0.05" calcext:value-type="float">
            <text:p><text:s/>1/2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office:value-type="float" office:value="0.01" calcext:value-type="float">
            <text:p><text:s/>1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office:value-type="float" office:value="0.03" calcext:value-type="float">
            <text:p><text:s/>3/100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office:value-type="float" office:value="0.8" calcext:value-type="float">
            <text:p><text:s/>4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office:value-type="float" office:value="0.65" calcext:value-type="float">
            <text:p><text:s/>13/2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office:value-type="float" office:value="0.4" calcext:value-type="float">
            <text:p><text:s/>2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office:value-type="float" office:value="0.3" calcext:value-type="float">
            <text:p><text:s/>3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office:value-type="float" office:value="0.2" calcext:value-type="float">
            <text:p><text:s/>1/5 <text:s/>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office:value-type="float" office:value="0.1" calcext:value-type="float">
            <text:p><text:s/>1/1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office:value-type="float" office:value="0.05" calcext:value-type="float">
            <text:p><text:s/>1/20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office:value-type="float" office:value="0.04" calcext:value-type="float">
            <text:p><text:s/>1/25 </text:p>
          </table:table-cell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office:value-type="float" office:value="0.03" calcext:value-type="float">
            <text:p><text:s/>3/100</text:p>
          </table:table-cell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453.46pt" svg:height="255.23pt" svg:x="310.62pt" svg:y="58.73pt">
            <draw:object draw:notify-on-update-of-ranges="Sheet2.A5:Sheet2.A5 Sheet2.A43:Sheet2.A73 Sheet2.B5:Sheet2.B5 Sheet2.B43:Sheet2.B73 Sheet2.B6:Sheet2.B36 Sheet2.A6:Sheet2.A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ery: {engagement=true}@I holds-with-prob P, for I=0,...,30.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Load.Time</text:p>
          </table:table-cell>
          <table:table-cell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.741858" calcext:value-type="float">
            <text:p>453.741858</text:p>
          </table:table-cell>
          <table:table-cell office:value-type="float" office:value="2095.583827" calcext:value-type="float">
            <text:p>2095.583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office:value-type="float" office:value="449.252259" calcext:value-type="float">
            <text:p>449.252259</text:p>
          </table:table-cell>
          <table:table-cell office:value-type="float" office:value="2130.696159" calcext:value-type="float">
            <text:p>2130.696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449.644426" calcext:value-type="float">
            <text:p>449.644426</text:p>
          </table:table-cell>
          <table:table-cell office:value-type="float" office:value="2045.776792" calcext:value-type="float">
            <text:p>2045.776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" calcext:value-type="float">
            <text:p>0.617</text:p>
          </table:table-cell>
          <table:table-cell office:value-type="float" office:value="505.209484" calcext:value-type="float">
            <text:p>505.209484</text:p>
          </table:table-cell>
          <table:table-cell office:value-type="float" office:value="2384.426232" calcext:value-type="float">
            <text:p>2384.426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office:value-type="float" office:value="478.472542" calcext:value-type="float">
            <text:p>478.472542</text:p>
          </table:table-cell>
          <table:table-cell office:value-type="float" office:value="2373.175313" calcext:value-type="float">
            <text:p>2373.175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6" calcext:value-type="float">
            <text:p>0.576</text:p>
          </table:table-cell>
          <table:table-cell office:value-type="float" office:value="463.32161" calcext:value-type="float">
            <text:p>463.32161</text:p>
          </table:table-cell>
          <table:table-cell office:value-type="float" office:value="2239.948757" calcext:value-type="float">
            <text:p>2239.948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6" calcext:value-type="float">
            <text:p>0.566</text:p>
          </table:table-cell>
          <table:table-cell office:value-type="float" office:value="495.292516" calcext:value-type="float">
            <text:p>495.292516</text:p>
          </table:table-cell>
          <table:table-cell office:value-type="float" office:value="2255.011764" calcext:value-type="float">
            <text:p>2255.011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9" calcext:value-type="float">
            <text:p>0.579</text:p>
          </table:table-cell>
          <table:table-cell office:value-type="float" office:value="494.234849" calcext:value-type="float">
            <text:p>494.234849</text:p>
          </table:table-cell>
          <table:table-cell office:value-type="float" office:value="2209.592305" calcext:value-type="float">
            <text:p>2209.592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459.412717" calcext:value-type="float">
            <text:p>459.412717</text:p>
          </table:table-cell>
          <table:table-cell office:value-type="float" office:value="2113.501246" calcext:value-type="float">
            <text:p>2113.501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3" calcext:value-type="float">
            <text:p>0.393</text:p>
          </table:table-cell>
          <table:table-cell office:value-type="float" office:value="486.082605" calcext:value-type="float">
            <text:p>486.082605</text:p>
          </table:table-cell>
          <table:table-cell office:value-type="float" office:value="2080.528281" calcext:value-type="float">
            <text:p>2080.528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3" calcext:value-type="float">
            <text:p>0.373</text:p>
          </table:table-cell>
          <table:table-cell office:value-type="float" office:value="741.56483" calcext:value-type="float">
            <text:p>741.56483</text:p>
          </table:table-cell>
          <table:table-cell office:value-type="float" office:value="2867.699271" calcext:value-type="float">
            <text:p>2867.699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7" calcext:value-type="float">
            <text:p>0.407</text:p>
          </table:table-cell>
          <table:table-cell office:value-type="float" office:value="636.113348" calcext:value-type="float">
            <text:p>636.113348</text:p>
          </table:table-cell>
          <table:table-cell office:value-type="float" office:value="2259.528807" calcext:value-type="float">
            <text:p>2259.528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8" calcext:value-type="float">
            <text:p>0.398</text:p>
          </table:table-cell>
          <table:table-cell office:value-type="float" office:value="446.344025" calcext:value-type="float">
            <text:p>446.344025</text:p>
          </table:table-cell>
          <table:table-cell office:value-type="float" office:value="2049.524084" calcext:value-type="float">
            <text:p>2049.5240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" calcext:value-type="float">
            <text:p>0.504</text:p>
          </table:table-cell>
          <table:table-cell office:value-type="float" office:value="444.548133" calcext:value-type="float">
            <text:p>444.548133</text:p>
          </table:table-cell>
          <table:table-cell office:value-type="float" office:value="2048.856353" calcext:value-type="float">
            <text:p>2048.856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1" calcext:value-type="float">
            <text:p>0.531</text:p>
          </table:table-cell>
          <table:table-cell office:value-type="float" office:value="443.228421" calcext:value-type="float">
            <text:p>443.228421</text:p>
          </table:table-cell>
          <table:table-cell office:value-type="float" office:value="2095.95975" calcext:value-type="float">
            <text:p>2095.95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9" calcext:value-type="float">
            <text:p>0.589</text:p>
          </table:table-cell>
          <table:table-cell office:value-type="float" office:value="538.40008" calcext:value-type="float">
            <text:p>538.40008</text:p>
          </table:table-cell>
          <table:table-cell office:value-type="float" office:value="2293.885429" calcext:value-type="float">
            <text:p>2293.885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3" calcext:value-type="float">
            <text:p>0.703</text:p>
          </table:table-cell>
          <table:table-cell office:value-type="float" office:value="446.617672" calcext:value-type="float">
            <text:p>446.617672</text:p>
          </table:table-cell>
          <table:table-cell office:value-type="float" office:value="2116.386683" calcext:value-type="float">
            <text:p>2116.3866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" calcext:value-type="float">
            <text:p>0.708</text:p>
          </table:table-cell>
          <table:table-cell office:value-type="float" office:value="448.387061" calcext:value-type="float">
            <text:p>448.387061</text:p>
          </table:table-cell>
          <table:table-cell office:value-type="float" office:value="2082.755587" calcext:value-type="float">
            <text:p>2082.7555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4" calcext:value-type="float">
            <text:p>0.764</text:p>
          </table:table-cell>
          <table:table-cell office:value-type="float" office:value="611.997857" calcext:value-type="float">
            <text:p>611.997857</text:p>
          </table:table-cell>
          <table:table-cell office:value-type="float" office:value="2338.170684" calcext:value-type="float">
            <text:p>2338.170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7" calcext:value-type="float">
            <text:p>0.777</text:p>
          </table:table-cell>
          <table:table-cell office:value-type="float" office:value="485.453369" calcext:value-type="float">
            <text:p>485.453369</text:p>
          </table:table-cell>
          <table:table-cell office:value-type="float" office:value="2480.108469" calcext:value-type="float">
            <text:p>2480.108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6" calcext:value-type="float">
            <text:p>0.806</text:p>
          </table:table-cell>
          <table:table-cell office:value-type="float" office:value="473.470464" calcext:value-type="float">
            <text:p>473.470464</text:p>
          </table:table-cell>
          <table:table-cell office:value-type="float" office:value="2135.432648" calcext:value-type="float">
            <text:p>2135.4326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9" calcext:value-type="float">
            <text:p>0.819</text:p>
          </table:table-cell>
          <table:table-cell office:value-type="float" office:value="523.020196" calcext:value-type="float">
            <text:p>523.020196</text:p>
          </table:table-cell>
          <table:table-cell office:value-type="float" office:value="2169.768304" calcext:value-type="float">
            <text:p>2169.7683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8" calcext:value-type="float">
            <text:p>0.748</text:p>
          </table:table-cell>
          <table:table-cell office:value-type="float" office:value="456.206774" calcext:value-type="float">
            <text:p>456.206774</text:p>
          </table:table-cell>
          <table:table-cell office:value-type="float" office:value="2181.760171" calcext:value-type="float">
            <text:p>2181.760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47" calcext:value-type="float">
            <text:p>0.747</text:p>
          </table:table-cell>
          <table:table-cell office:value-type="float" office:value="455.49604" calcext:value-type="float">
            <text:p>455.49604</text:p>
          </table:table-cell>
          <table:table-cell office:value-type="float" office:value="2109.079299" calcext:value-type="float">
            <text:p>2109.0792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.72</text:p>
          </table:table-cell>
          <table:table-cell office:value-type="float" office:value="455.768714" calcext:value-type="float">
            <text:p>455.768714</text:p>
          </table:table-cell>
          <table:table-cell office:value-type="float" office:value="2173.478178" calcext:value-type="float">
            <text:p>2173.4781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36" calcext:value-type="float">
            <text:p>0.736</text:p>
          </table:table-cell>
          <table:table-cell office:value-type="float" office:value="478.876277" calcext:value-type="float">
            <text:p>478.876277</text:p>
          </table:table-cell>
          <table:table-cell office:value-type="float" office:value="2187.282306" calcext:value-type="float">
            <text:p>2187.282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2" calcext:value-type="float">
            <text:p>0.752</text:p>
          </table:table-cell>
          <table:table-cell office:value-type="float" office:value="569.3068" calcext:value-type="float">
            <text:p>569.3068</text:p>
          </table:table-cell>
          <table:table-cell office:value-type="float" office:value="2067.188835" calcext:value-type="float">
            <text:p>2067.1888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7" calcext:value-type="float">
            <text:p>0.777</text:p>
          </table:table-cell>
          <table:table-cell office:value-type="float" office:value="482.975633" calcext:value-type="float">
            <text:p>482.975633</text:p>
          </table:table-cell>
          <table:table-cell office:value-type="float" office:value="2147.973901" calcext:value-type="float">
            <text:p>2147.9739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8" calcext:value-type="float">
            <text:p>0.808</text:p>
          </table:table-cell>
          <table:table-cell office:value-type="float" office:value="453.784975" calcext:value-type="float">
            <text:p>453.784975</text:p>
          </table:table-cell>
          <table:table-cell office:value-type="float" office:value="2097.792627" calcext:value-type="float">
            <text:p>2097.7926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  <table:table-cell office:value-type="float" office:value="454.668113" calcext:value-type="float">
            <text:p>454.668113</text:p>
          </table:table-cell>
          <table:table-cell office:value-type="float" office:value="2310.261041" calcext:value-type="float">
            <text:p>2310.261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3" calcext:value-type="float">
            <text:p>0.853</text:p>
          </table:table-cell>
          <table:table-cell office:value-type="float" office:value="658.10441" calcext:value-type="float">
            <text:p>658.10441</text:p>
          </table:table-cell>
          <table:table-cell office:value-type="float" office:value="2085.862173" calcext:value-type="float">
            <text:p>2085.8621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ry: {taskCorrect=true}@I holds-with-prob P, for I=0,...,30.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Load.Time</text:p>
          </table:table-cell>
          <table:table-cell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.048993" calcext:value-type="float">
            <text:p>449.048993</text:p>
          </table:table-cell>
          <table:table-cell office:value-type="float" office:value="2230.582207" calcext:value-type="float">
            <text:p>2230.582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449.347955" calcext:value-type="float">
            <text:p>449.347955</text:p>
          </table:table-cell>
          <table:table-cell office:value-type="float" office:value="2056.110543" calcext:value-type="float">
            <text:p>2056.110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" calcext:value-type="float">
            <text:p>0.951</text:p>
          </table:table-cell>
          <table:table-cell office:value-type="float" office:value="440.875854" calcext:value-type="float">
            <text:p>440.875854</text:p>
          </table:table-cell>
          <table:table-cell office:value-type="float" office:value="2055.786591" calcext:value-type="float">
            <text:p>2055.786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office:value-type="float" office:value="460.80627" calcext:value-type="float">
            <text:p>460.80627</text:p>
          </table:table-cell>
          <table:table-cell office:value-type="float" office:value="2216.505874" calcext:value-type="float">
            <text:p>2216.5058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8" calcext:value-type="float">
            <text:p>0.878</text:p>
          </table:table-cell>
          <table:table-cell office:value-type="float" office:value="445.017445" calcext:value-type="float">
            <text:p>445.017445</text:p>
          </table:table-cell>
          <table:table-cell office:value-type="float" office:value="2091.552852" calcext:value-type="float">
            <text:p>2091.55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3" calcext:value-type="float">
            <text:p>0.803</text:p>
          </table:table-cell>
          <table:table-cell office:value-type="float" office:value="442.853157" calcext:value-type="float">
            <text:p>442.853157</text:p>
          </table:table-cell>
          <table:table-cell office:value-type="float" office:value="2058.460245" calcext:value-type="float">
            <text:p>2058.460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float" office:value="532.745301" calcext:value-type="float">
            <text:p>532.745301</text:p>
          </table:table-cell>
          <table:table-cell office:value-type="float" office:value="2688.162393" calcext:value-type="float">
            <text:p>2688.16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2" calcext:value-type="float">
            <text:p>0.632</text:p>
          </table:table-cell>
          <table:table-cell office:value-type="float" office:value="568.809215" calcext:value-type="float">
            <text:p>568.809215</text:p>
          </table:table-cell>
          <table:table-cell office:value-type="float" office:value="2541.091763" calcext:value-type="float">
            <text:p>2541.091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6" calcext:value-type="float">
            <text:p>0.426</text:p>
          </table:table-cell>
          <table:table-cell office:value-type="float" office:value="899.673458" calcext:value-type="float">
            <text:p>899.673458</text:p>
          </table:table-cell>
          <table:table-cell office:value-type="float" office:value="2438.769064" calcext:value-type="float">
            <text:p>2438.769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7" calcext:value-type="float">
            <text:p>0.287</text:p>
          </table:table-cell>
          <table:table-cell office:value-type="float" office:value="441.597137" calcext:value-type="float">
            <text:p>441.597137</text:p>
          </table:table-cell>
          <table:table-cell office:value-type="float" office:value="2009.192295" calcext:value-type="float">
            <text:p>2009.192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444.266384" calcext:value-type="float">
            <text:p>444.266384</text:p>
          </table:table-cell>
          <table:table-cell office:value-type="float" office:value="2043.939249" calcext:value-type="float">
            <text:p>2043.939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" calcext:value-type="float">
            <text:p>0.273</text:p>
          </table:table-cell>
          <table:table-cell office:value-type="float" office:value="646.101935" calcext:value-type="float">
            <text:p>646.101935</text:p>
          </table:table-cell>
          <table:table-cell office:value-type="float" office:value="2197.392013" calcext:value-type="float">
            <text:p>2197.392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1" calcext:value-type="float">
            <text:p>0.281</text:p>
          </table:table-cell>
          <table:table-cell office:value-type="float" office:value="466.617949" calcext:value-type="float">
            <text:p>466.617949</text:p>
          </table:table-cell>
          <table:table-cell office:value-type="float" office:value="2106.111228" calcext:value-type="float">
            <text:p>2106.111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2" calcext:value-type="float">
            <text:p>0.382</text:p>
          </table:table-cell>
          <table:table-cell office:value-type="float" office:value="442.552993" calcext:value-type="float">
            <text:p>442.552993</text:p>
          </table:table-cell>
          <table:table-cell office:value-type="float" office:value="2069.094043" calcext:value-type="float">
            <text:p>2069.094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" calcext:value-type="float">
            <text:p>0.484</text:p>
          </table:table-cell>
          <table:table-cell office:value-type="float" office:value="467.094475" calcext:value-type="float">
            <text:p>467.094475</text:p>
          </table:table-cell>
          <table:table-cell office:value-type="float" office:value="2202.410024" calcext:value-type="float">
            <text:p>2202.410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9" calcext:value-type="float">
            <text:p>0.569</text:p>
          </table:table-cell>
          <table:table-cell office:value-type="float" office:value="472.333475" calcext:value-type="float">
            <text:p>472.333475</text:p>
          </table:table-cell>
          <table:table-cell office:value-type="float" office:value="2085.780269" calcext:value-type="float">
            <text:p>2085.7802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2" calcext:value-type="float">
            <text:p>0.652</text:p>
          </table:table-cell>
          <table:table-cell office:value-type="float" office:value="462.93387" calcext:value-type="float">
            <text:p>462.93387</text:p>
          </table:table-cell>
          <table:table-cell office:value-type="float" office:value="2127.557979" calcext:value-type="float">
            <text:p>2127.5579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office:value-type="float" office:value="477.019643" calcext:value-type="float">
            <text:p>477.019643</text:p>
          </table:table-cell>
          <table:table-cell office:value-type="float" office:value="2125.237195" calcext:value-type="float">
            <text:p>2125.237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.82</text:p>
          </table:table-cell>
          <table:table-cell office:value-type="float" office:value="466.10556" calcext:value-type="float">
            <text:p>466.10556</text:p>
          </table:table-cell>
          <table:table-cell office:value-type="float" office:value="2168.550767" calcext:value-type="float">
            <text:p>2168.5507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6" calcext:value-type="float">
            <text:p>0.856</text:p>
          </table:table-cell>
          <table:table-cell office:value-type="float" office:value="612.108885" calcext:value-type="float">
            <text:p>612.108885</text:p>
          </table:table-cell>
          <table:table-cell office:value-type="float" office:value="2274.356532" calcext:value-type="float">
            <text:p>2274.356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457.303768" calcext:value-type="float">
            <text:p>457.303768</text:p>
          </table:table-cell>
          <table:table-cell office:value-type="float" office:value="2523.236345" calcext:value-type="float">
            <text:p>2523.236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5" calcext:value-type="float">
            <text:p>0.925</text:p>
          </table:table-cell>
          <table:table-cell office:value-type="float" office:value="453.357323" calcext:value-type="float">
            <text:p>453.357323</text:p>
          </table:table-cell>
          <table:table-cell office:value-type="float" office:value="2156.955643" calcext:value-type="float">
            <text:p>2156.9556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5" calcext:value-type="float">
            <text:p>0.735</text:p>
          </table:table-cell>
          <table:table-cell office:value-type="float" office:value="447.563504" calcext:value-type="float">
            <text:p>447.563504</text:p>
          </table:table-cell>
          <table:table-cell office:value-type="float" office:value="2193.692702" calcext:value-type="float">
            <text:p>2193.692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480.515992" calcext:value-type="float">
            <text:p>480.515992</text:p>
          </table:table-cell>
          <table:table-cell office:value-type="float" office:value="2120.197262" calcext:value-type="float">
            <text:p>2120.1972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1" calcext:value-type="float">
            <text:p>0.661</text:p>
          </table:table-cell>
          <table:table-cell office:value-type="float" office:value="463.925354" calcext:value-type="float">
            <text:p>463.925354</text:p>
          </table:table-cell>
          <table:table-cell office:value-type="float" office:value="2067.303583" calcext:value-type="float">
            <text:p>2067.3035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443.720148" calcext:value-type="float">
            <text:p>443.720148</text:p>
          </table:table-cell>
          <table:table-cell office:value-type="float" office:value="2054.900852" calcext:value-type="float">
            <text:p>2054.9008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24" calcext:value-type="float">
            <text:p>0.724</text:p>
          </table:table-cell>
          <table:table-cell office:value-type="float" office:value="469.601188" calcext:value-type="float">
            <text:p>469.601188</text:p>
          </table:table-cell>
          <table:table-cell office:value-type="float" office:value="2142.068578" calcext:value-type="float">
            <text:p>2142.0685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6" calcext:value-type="float">
            <text:p>0.796</text:p>
          </table:table-cell>
          <table:table-cell office:value-type="float" office:value="468.372968" calcext:value-type="float">
            <text:p>468.372968</text:p>
          </table:table-cell>
          <table:table-cell office:value-type="float" office:value="2111.724611" calcext:value-type="float">
            <text:p>2111.724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" calcext:value-type="float">
            <text:p>0.865</text:p>
          </table:table-cell>
          <table:table-cell office:value-type="float" office:value="447.911463" calcext:value-type="float">
            <text:p>447.911463</text:p>
          </table:table-cell>
          <table:table-cell office:value-type="float" office:value="2082.375651" calcext:value-type="float">
            <text:p>2082.375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1" calcext:value-type="float">
            <text:p>0.891</text:p>
          </table:table-cell>
          <table:table-cell office:value-type="float" office:value="443.869657" calcext:value-type="float">
            <text:p>443.869657</text:p>
          </table:table-cell>
          <table:table-cell office:value-type="float" office:value="2035.152244" calcext:value-type="float">
            <text:p>2035.152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.931</text:p>
          </table:table-cell>
          <table:table-cell office:value-type="float" office:value="440.297915" calcext:value-type="float">
            <text:p>440.297915</text:p>
          </table:table-cell>
          <table:table-cell office:value-type="float" office:value="2068.139601" calcext:value-type="float">
            <text:p>2068.139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3:07:49.390123766</meta:creation-date>
    <dc:date>2019-09-17T16:30:37.058003820</dc:date>
    <meta:editing-duration>PT2M43S</meta:editing-duration>
    <meta:editing-cycles>1</meta:editing-cycles>
    <meta:document-statistic meta:table-count="2" meta:cell-count="710" meta:object-count="2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703cm" style:legend-expansion="high" chart:style-name="ch2"/>
        <chart:plot-area chart:style-name="ch3" table:cell-range-address="Sheet1.D2:Sheet1.D31 Sheet1.F2:Sheet1.F31 Sheet1.F33:Sheet1.F62 Sheet1.F64:Sheet1.F93" chart:data-source-has-labels="row" svg:x="0.32cm" svg:y="0.18cm" svg:width="11.529cm" svg:height="8.64cm">
          <chartooo:coordinate-region svg:x="1.391cm" svg:y="0.38cm" svg:width="10.11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1" loext:label-string="lowattentionprob" chart:class="chart:scatter">
            <chart:domain table:cell-range-address="Sheet1.D2:Sheet1.D31"/>
            <chart:data-point chart:repeated="30"/>
          </chart:series>
          <chart:series chart:style-name="ch8" chart:values-cell-range-address="Sheet1.F33:Sheet1.F62" loext:label-string="badposture" chart:class="chart:scatter">
            <chart:domain table:cell-range-address="Sheet1.D33:Sheet1.D62"/>
            <chart:data-point chart:repeated="30"/>
          </chart:series>
          <chart:series chart:style-name="ch9" chart:values-cell-range-address="Sheet1.F64:Sheet1.F93" loext:label-string="eyesnotfollow" chart:class="chart:scatter">
            <chart:domain table:cell-range-address="Sheet1.D64:Sheet1.D93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wattentionprob</text:p>
              </table:table-cell>
              <table:table-cell office:value-type="string">
                <text:p>Column D</text:p>
              </table:table-cell>
              <table:table-cell office:value-type="string">
                <text:p>badposture</text:p>
              </table:table-cell>
              <table:table-cell office:value-type="string">
                <text:p>Column D</text:p>
              </table:table-cell>
              <table:table-cell office:value-type="string">
                <text:p>eyesnotfol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1</svg:desc>
                </draw:g>
              </table:table-cell>
              <table:table-cell office:value-type="float" office:value="0.99498743710662">
                <text:p>0.99498743710662</text:p>
                <draw:g>
                  <svg:desc>Sheet1.F2:Sheet1.F31</svg:desc>
                </draw:g>
              </table:table-cell>
              <table:table-cell office:value-type="float" office:value="0">
                <text:p>0</text:p>
                <draw:g>
                  <svg:desc>Sheet1.D33:Sheet1.D62</svg:desc>
                </draw:g>
              </table:table-cell>
              <table:table-cell office:value-type="float" office:value="0.1">
                <text:p>0.1</text:p>
                <draw:g>
                  <svg:desc>Sheet1.F33:Sheet1.F62</svg:desc>
                </draw:g>
              </table:table-cell>
              <table:table-cell office:value-type="float" office:value="0">
                <text:p>0</text:p>
                <draw:g>
                  <svg:desc>Sheet1.D64:Sheet1.D93</svg:desc>
                </draw:g>
              </table:table-cell>
              <table:table-cell office:value-type="float" office:value="0.1">
                <text:p>0.1</text:p>
                <draw:g>
                  <svg:desc>Sheet1.F64:Sheet1.F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68624070307733">
                <text:p>0.568624070307733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89897948556636">
                <text:p>0.489897948556636</text:p>
              </table:table-cell>
              <table:table-cell office:value-type="float" office:value="3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3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35889894354067">
                <text:p>0.435889894354067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95811402901264">
                <text:p>0.395811402901264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64495737776373">
                <text:p>0.364495737776373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39116499156263">
                <text:p>0.339116499156263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7">
                <text:p>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7979733805649">
                <text:p>0.317979733805649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84445233584764">
                <text:p>0.28444523358476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0801280154532">
                <text:p>0.270801280154532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11">
                <text:p>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58694949550773">
                <text:p>0.258694949550773</text:p>
              </table:table-cell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47847879612821">
                <text:p>0.247847879612821</text:p>
              </table:table-cell>
              <table:table-cell office:value-type="float" office:value="13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38047614284762">
                <text:p>0.238047614284762</text:p>
              </table:table-cell>
              <table:table-cell office:value-type="float" office:value="14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9128784747792">
                <text:p>0.229128784747792</text:p>
              </table:table-cell>
              <table:table-cell office:value-type="float" office:value="15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0960470246976">
                <text:p>0.22096047024697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16">
                <text:p>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13437474581095">
                <text:p>0.213437474581095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06474160483506">
                <text:p>0.206474160483506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3956303375393">
                <text:p>0.193956303375393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20">
                <text:p>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88293774338254">
                <text:p>0.188293774338254</text:p>
              </table:table-cell>
              <table:table-cell office:value-type="float" office:value="21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82970655760877">
                <text:p>0.182970655760877</text:p>
              </table:table-cell>
              <table:table-cell office:value-type="float" office:value="22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22">
                <text:p>2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7951304200522">
                <text:p>0.177951304200522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23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3205080756888">
                <text:p>0.173205080756888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8705478457395">
                <text:p>0.168705478457395</text:p>
              </table:table-cell>
              <table:table-cell office:value-type="float" office:value="25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25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64429428743875">
                <text:p>0.164429428743875</text:p>
              </table:table-cell>
              <table:table-cell office:value-type="float" office:value="26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60356745147455">
                <text:p>0.160356745147455</text:p>
              </table:table-cell>
              <table:table-cell office:value-type="float" office:value="27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27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6469673166047">
                <text:p>0.156469673166047</text:p>
              </table:table-cell>
              <table:table-cell office:value-type="float" office:value="28">
                <text:p>28</text:p>
              </table:table-cell>
              <table:table-cell office:value-type="float" office:value="0.01">
                <text:p>0.01</text:p>
              </table:table-cell>
              <table:table-cell office:value-type="float" office:value="28">
                <text:p>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52752523165195">
                <text:p>0.152752523165195</text:p>
              </table:table-cell>
              <table:table-cell office:value-type="float" office:value="29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29">
                <text:p>29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775cm" svg:y="3.954cm" style:legend-expansion="high" chart:style-name="ch2"/>
        <chart:plot-area chart:style-name="ch3" table:cell-range-address="Sheet2.A5:Sheet2.B5 Sheet2.A43:Sheet2.B73 Sheet2.B6:Sheet2.B36" chart:data-source-has-labels="row" svg:x="0.319cm" svg:y="0.18cm" svg:width="12.137cm" svg:height="8.645cm">
          <chartooo:coordinate-region svg:x="1.046cm" svg:y="0.3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3:Sheet2.B73" chart:label-cell-address="Sheet2.B5:Sheet2.B5" chart:class="chart:scatter">
            <chart:domain table:cell-range-address="Sheet2.A43:Sheet2.A73"/>
            <chart:data-point chart:repeated="31"/>
          </chart:series>
          <chart:series chart:style-name="ch7" chart:values-cell-range-address="Sheet2.B6:Sheet2.B36" loext:label-string="engagement" chart:class="chart:scatter">
            <chart:domain table:cell-range-address="Sheet2.A6:Sheet2.A36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ob</text:p>
                <draw:g>
                  <svg:desc>Sheet2.B5:Sheet2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3:Sheet2.A73</svg:desc>
                </draw:g>
              </table:table-cell>
              <table:table-cell office:value-type="float" office:value="1">
                <text:p>1</text:p>
                <draw:g>
                  <svg:desc>Sheet2.B43:Sheet2.B73</svg:desc>
                </draw:g>
              </table:table-cell>
              <table:table-cell office:value-type="float" office:value="0">
                <text:p>0</text:p>
                <draw:g>
                  <svg:desc>Sheet2.A6:Sheet2.A36</svg:desc>
                </draw:g>
              </table:table-cell>
              <table:table-cell office:value-type="float" office:value="1">
                <text:p>1</text:p>
                <draw:g>
                  <svg:desc>Sheet2.B6:Sheet2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">
                <text:p>0.955</text:p>
              </table:table-cell>
              <table:table-cell office:value-type="float" office:value="1">
                <text:p>1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">
                <text:p>0.951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14">
                <text:p>0.914</text:p>
              </table:table-cell>
              <table:table-cell office:value-type="float" office:value="3">
                <text:p>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78">
                <text:p>0.878</text:p>
              </table:table-cell>
              <table:table-cell office:value-type="float" office:value="4">
                <text:p>4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03">
                <text:p>0.803</text:p>
              </table:table-cell>
              <table:table-cell office:value-type="float" office:value="5">
                <text:p>5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13">
                <text:p>0.713</text:p>
              </table:table-cell>
              <table:table-cell office:value-type="float" office:value="6">
                <text:p>6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32">
                <text:p>0.632</text:p>
              </table:table-cell>
              <table:table-cell office:value-type="float" office:value="7">
                <text:p>7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26">
                <text:p>0.426</text:p>
              </table:table-cell>
              <table:table-cell office:value-type="float" office:value="8">
                <text:p>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87">
                <text:p>0.287</text:p>
              </table:table-cell>
              <table:table-cell office:value-type="float" office:value="9">
                <text:p>9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10">
                <text:p>1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3">
                <text:p>0.273</text:p>
              </table:table-cell>
              <table:table-cell office:value-type="float" office:value="11">
                <text:p>11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1">
                <text:p>0.281</text:p>
              </table:table-cell>
              <table:table-cell office:value-type="float" office:value="12">
                <text:p>12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82">
                <text:p>0.382</text:p>
              </table:table-cell>
              <table:table-cell office:value-type="float" office:value="13">
                <text:p>13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4">
                <text:p>0.484</text:p>
              </table:table-cell>
              <table:table-cell office:value-type="float" office:value="14">
                <text:p>14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9">
                <text:p>0.569</text:p>
              </table:table-cell>
              <table:table-cell office:value-type="float" office:value="15">
                <text:p>15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52">
                <text:p>0.652</text:p>
              </table:table-cell>
              <table:table-cell office:value-type="float" office:value="16">
                <text:p>16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17">
                <text:p>17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2">
                <text:p>0.82</text:p>
              </table:table-cell>
              <table:table-cell office:value-type="float" office:value="18">
                <text:p>1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56">
                <text:p>0.856</text:p>
              </table:table-cell>
              <table:table-cell office:value-type="float" office:value="19">
                <text:p>19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08">
                <text:p>0.908</text:p>
              </table:table-cell>
              <table:table-cell office:value-type="float" office:value="20">
                <text:p>2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25">
                <text:p>0.925</text:p>
              </table:table-cell>
              <table:table-cell office:value-type="float" office:value="21">
                <text:p>2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35">
                <text:p>0.735</text:p>
              </table:table-cell>
              <table:table-cell office:value-type="float" office:value="22">
                <text:p>2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8">
                <text:p>0.68</text:p>
              </table:table-cell>
              <table:table-cell office:value-type="float" office:value="23">
                <text:p>23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61">
                <text:p>0.661</text:p>
              </table:table-cell>
              <table:table-cell office:value-type="float" office:value="24">
                <text:p>2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25">
                <text:p>2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24">
                <text:p>0.724</text:p>
              </table:table-cell>
              <table:table-cell office:value-type="float" office:value="26">
                <text:p>26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96">
                <text:p>0.796</text:p>
              </table:table-cell>
              <table:table-cell office:value-type="float" office:value="27">
                <text:p>2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65">
                <text:p>0.865</text:p>
              </table:table-cell>
              <table:table-cell office:value-type="float" office:value="28">
                <text:p>2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91">
                <text:p>0.89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31">
                <text:p>0.931</text:p>
              </table:table-cell>
              <table:table-cell office:value-type="float" office:value="30">
                <text:p>30</text:p>
              </table:table-cell>
              <table:table-cell office:value-type="float" office:value="0.853">
                <text:p>0.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